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user = input("inter your birth year: <text:s text:c="2"/>")</text:p>
      <text:p text:style-name="Normal">age = <text:s/>2019 - int(user)</text:p>
      <text:p text:style-name="Normal">print ("your age is : <text:s text:c="2"/>" + str(age)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mrakibsdr121@gmail.com</meta:initial-creator>
    <dc:creator>smrakibsdr121@gmail.com</dc:creator>
    <meta:creation-date>2019-11-27T19:47:00Z</meta:creation-date>
    <dc:date>2019-11-27T19:47:00Z</dc:date>
    <meta:template xlink:href="Normal.dotm" xlink:type="simple"/>
    <meta:editing-cycles>3</meta:editing-cycles>
    <meta:editing-duration>PT60S</meta:editing-duration>
    <meta:document-statistic meta:page-count="1" meta:paragraph-count="1" meta:word-count="15" meta:character-count="103" meta:row-count="1" meta:non-whitespace-character-count="89"/>
  </office:meta>
</office:document-meta>
</file>